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50000002565356CB75EA96B4D.png" manifest:media-type="image/png"/>
  <manifest:file-entry manifest:full-path="Pictures/1000067F000003CD000003CD323311852B65139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37%" fo:text-indent="0in" style:auto-text-indent="false"/>
      <style:text-properties fo:font-variant="normal" fo:text-transform="none" style:font-name="inherit" fo:font-size="12pt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7289da" style:font-name="inherit" fo:font-size="12pt" fo:font-style="normal" fo:font-weight="bold" loext:padding="0in" loext:border="none"/>
    </style:style>
    <style:style style:name="P5" style:family="paragraph" style:parent-style-name="Text_20_body">
      <style:text-properties fo:font-variant="normal" fo:text-transform="none" fo:font-style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37%" fo:text-align="end" style:justify-single-word="false" fo:text-indent="0in" style:auto-text-indent="false"/>
      <style:text-properties style:font-name="inherit" fo:font-size="8.25pt" fo:font-weight="bold" loext:padding="0in" loext:border="none"/>
    </style:style>
    <style:style style:name="T1" style:family="text">
      <style:text-properties fo:font-variant="normal" fo:text-transform="none" style:font-name="inherit" fo:font-size="12pt" fo:font-style="normal" fo:font-weight="normal" loext:padding="0in" loext:border="none"/>
    </style:style>
    <style:style style:name="T2" style:family="text">
      <style:text-properties fo:font-variant="normal" fo:text-transform="none" style:font-name="inherit" fo:font-size="12pt" fo:font-style="italic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(pieds) - P(coeur) = rho</text:span><text:span text:style-name="Emphasis"><text:span text:style-name="T2">g</text:span></text:span><text:span text:style-name="T1">(-ht)</text:span></text:p>
      <text:p text:style-name="P1"><draw:frame draw:style-name="fr1" draw:name="Frame1" text:anchor-type="char" svg:x="0in" svg:width="0.5835in" draw:z-index="0"><draw:text-box fo:min-height="0.0161in"><text:p text:style-name="P6"><draw:frame draw:style-name="fr2" draw:name="Frame2" text:anchor-type="char" svg:width="0.0161in" draw:z-index="2"><draw:text-box fo:min-height="0.0161in"><text:p text:style-name="P5">[</text:p></draw:text-box></draw:frame>09:17<draw:frame draw:style-name="fr2" draw:name="Frame3" text:anchor-type="char" svg:width="0.0161in" draw:z-index="1"><draw:text-box fo:min-height="0.0161in"><text:p text:style-name="P5">]</text:p></draw:text-box></draw:frame></text:p></draw:text-box></draw:frame><text:span text:style-name="T1">=&gt; P(pieds) = P(coeur) – rho</text:span><text:span text:style-name="Emphasis"><text:span text:style-name="T2">g</text:span></text:span><text:span text:style-name="T1">h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Dv = S*v</text:p>
      <text:p text:style-name="P1"><draw:frame draw:style-name="fr1" draw:name="Frame4" text:anchor-type="char" svg:x="0in" svg:width="0.5835in" draw:z-index="3"><draw:text-box fo:min-height="0.0161in"><text:p text:style-name="P6"><draw:frame draw:style-name="fr2" draw:name="Frame5" text:anchor-type="char" svg:width="0.0161in" draw:z-index="5"><draw:text-box fo:min-height="0.0161in"><text:p text:style-name="P5">[</text:p></draw:text-box></draw:frame>09:31<draw:frame draw:style-name="fr2" draw:name="Frame6" text:anchor-type="char" svg:width="0.0161in" draw:z-index="4"><draw:text-box fo:min-height="0.0161in"><text:p text:style-name="P5">]</text:p></draw:text-box></draw:frame></text:p></draw:text-box></draw:frame><text:span text:style-name="T1">Dv = pi</text:span><text:span text:style-name="Emphasis"><text:span text:style-name="T2">R^2</text:span></text:span><text:span text:style-name="T1">v</text:span></text:p>
      <text:p text:style-name="P1"><draw:frame draw:style-name="fr1" draw:name="Frame7" text:anchor-type="char" svg:x="0in" svg:width="0.5835in" draw:z-index="6"><draw:text-box fo:min-height="0.0161in"><text:p text:style-name="P6"><draw:frame draw:style-name="fr2" draw:name="Frame8" text:anchor-type="char" svg:width="0.0161in" draw:z-index="8"><draw:text-box fo:min-height="0.0161in"><text:p text:style-name="P5">[</text:p></draw:text-box></draw:frame>09:32<draw:frame draw:style-name="fr2" draw:name="Frame9" text:anchor-type="char" svg:width="0.0161in" draw:z-index="7"><draw:text-box fo:min-height="0.0161in"><text:p text:style-name="P5">]</text:p></draw:text-box></draw:frame></text:p></draw:text-box></draw:frame><text:span text:style-name="T1">Dv (a) = pi</text:span><text:span text:style-name="Emphasis"><text:span text:style-name="T2">(10</text:span></text:span><text:span text:style-name="T1">10⁻1)² * 0.2</text:span></text:p>
      <text:p text:style-name="P2"><draw:frame draw:style-name="fr1" draw:name="Frame10" text:anchor-type="char" svg:x="0in" svg:width="0.5835in" draw:z-index="9"><draw:text-box fo:min-height="0.0161in"><text:p text:style-name="P6"><draw:frame draw:style-name="fr2" draw:name="Frame11" text:anchor-type="char" svg:width="0.0161in" draw:z-index="11"><draw:text-box fo:min-height="0.0161in"><text:p text:style-name="P5">[</text:p></draw:text-box></draw:frame>09:32<draw:frame draw:style-name="fr2" draw:name="Frame12" text:anchor-type="char" svg:width="0.0161in" draw:z-index="10"><draw:text-box fo:min-height="0.0161in"><text:p text:style-name="P5">]</text:p></draw:text-box></draw:frame></text:p></draw:text-box></draw:frame>Dv(a) = 2 pi *10⁻3</text:p>
      <text:p text:style-name="Standard"/>
      <text:p text:style-name="Standard"/>
      <text:p text:style-name="P2">On a Débit Massique conservé</text:p>
      <text:p text:style-name="P3"><draw:frame draw:style-name="fr3" draw:name="Image1" text:anchor-type="as-char" svg:width="0.0161in" svg:height="0.0161in" draw:z-index="12"><draw:image xlink:href="Pictures/1000067F000003CD000003CD323311852B65139D.svg" xlink:type="simple" xlink:show="embed" xlink:actuate="onLoad" loext:mime-type="image/svg+xml"/><draw:image xlink:href="Pictures/10000201000000250000002565356CB75EA96B4D.png" xlink:type="simple" xlink:show="embed" xlink:actuate="onLoad"/><svg:title>👍</svg:title></draw:frame></text:p>
      <text:p text:style-name="P4">1</text:p>
      <text:p text:style-name="P2"><draw:frame draw:style-name="fr1" draw:name="Frame13" text:anchor-type="char" svg:x="0in" svg:width="0.5835in" draw:z-index="13"><draw:text-box fo:min-height="0.0161in"><text:p text:style-name="P6"><draw:frame draw:style-name="fr2" draw:name="Frame14" text:anchor-type="char" svg:width="0.0161in" draw:z-index="15"><draw:text-box fo:min-height="0.0161in"><text:p text:style-name="P5">[</text:p></draw:text-box></draw:frame>09:34<draw:frame draw:style-name="fr2" draw:name="Frame15" text:anchor-type="char" svg:width="0.0161in" draw:z-index="14"><draw:text-box fo:min-height="0.0161in"><text:p text:style-name="P5">]</text:p></draw:text-box></draw:frame></text:p></draw:text-box></draw:frame>Et Débit volumique non conservé</text:p>
      <text:p text:style-name="P2"><draw:frame draw:style-name="fr1" draw:name="Frame16" text:anchor-type="char" svg:x="0in" svg:width="0.5835in" draw:z-index="16"><draw:text-box fo:min-height="0.0161in"><text:p text:style-name="P6"><draw:frame draw:style-name="fr2" draw:name="Frame17" text:anchor-type="char" svg:width="0.0161in" draw:z-index="18"><draw:text-box fo:min-height="0.0161in"><text:p text:style-name="P5">[</text:p></draw:text-box></draw:frame>09:34<draw:frame draw:style-name="fr2" draw:name="Frame18" text:anchor-type="char" svg:width="0.0161in" draw:z-index="17"><draw:text-box fo:min-height="0.0161in"><text:p text:style-name="P5">]</text:p></draw:text-box></draw:frame></text:p></draw:text-box></draw:frame>Et de plus, Dm = rho*Dv</text:p>
      <text:p text:style-name="P2"><draw:frame draw:style-name="fr1" draw:name="Frame19" text:anchor-type="char" svg:x="0in" svg:width="0.5835in" draw:z-index="19"><draw:text-box fo:min-height="0.0161in"><text:p text:style-name="P6"><draw:frame draw:style-name="fr2" draw:name="Frame20" text:anchor-type="char" svg:width="0.0161in" draw:z-index="21"><draw:text-box fo:min-height="0.0161in"><text:p text:style-name="P5">[</text:p></draw:text-box></draw:frame>09:34<draw:frame draw:style-name="fr2" draw:name="Frame21" text:anchor-type="char" svg:width="0.0161in" draw:z-index="20"><draw:text-box fo:min-height="0.0161in"><text:p text:style-name="P5">]</text:p></draw:text-box></draw:frame></text:p></draw:text-box></draw:frame>Donc rho varie le long du conduit</text:p>
      <text:p text:style-name="P2"><draw:frame draw:style-name="fr1" draw:name="Frame22" text:anchor-type="char" svg:x="0in" svg:width="0.5835in" draw:z-index="22"><draw:text-box fo:min-height="0.0161in"><text:p text:style-name="P6"><draw:frame draw:style-name="fr2" draw:name="Frame23" text:anchor-type="char" svg:width="0.0161in" draw:z-index="24"><draw:text-box fo:min-height="0.0161in"><text:p text:style-name="P5">[</text:p></draw:text-box></draw:frame>09:36<draw:frame draw:style-name="fr2" draw:name="Frame24" text:anchor-type="char" svg:width="0.0161in" draw:z-index="23"><draw:text-box fo:min-height="0.0161in"><text:p text:style-name="P5">]</text:p></draw:text-box></draw:frame></text:p></draw:text-box></draw:frame>rho(a) * Dv(a) = rho(b) * Dv(b)</text:p>
      <text:p text:style-name="Standard"/>
      <text:p text:style-name="Standard"/>
      <text:p text:style-name="P2">Dv(1) = Dv(2)</text:p>
      <text:p text:style-name="P1"><draw:frame draw:style-name="fr1" draw:name="Frame25" text:anchor-type="char" svg:x="0in" svg:width="0.5835in" draw:z-index="25"><draw:text-box fo:min-height="0.0161in"><text:p text:style-name="P6"><draw:frame draw:style-name="fr2" draw:name="Frame26" text:anchor-type="char" svg:width="0.0161in" draw:z-index="27"><draw:text-box fo:min-height="0.0161in"><text:p text:style-name="P5">[</text:p></draw:text-box></draw:frame>09:38<draw:frame draw:style-name="fr2" draw:name="Frame27" text:anchor-type="char" svg:width="0.0161in" draw:z-index="26"><draw:text-box fo:min-height="0.0161in"><text:p text:style-name="P5">]</text:p></draw:text-box></draw:frame></text:p></draw:text-box></draw:frame><text:span text:style-name="T1">&lt;=&gt; S1</text:span><text:span text:style-name="Emphasis"><text:span text:style-name="T2">v1 = S2</text:span></text:span><text:span text:style-name="T1">v2</text:span></text:p>
      <text:p text:style-name="P2"><draw:frame draw:style-name="fr1" draw:name="Frame28" text:anchor-type="char" svg:x="0in" svg:width="0.5835in" draw:z-index="28"><draw:text-box fo:min-height="0.0161in"><text:p text:style-name="P6"><draw:frame draw:style-name="fr2" draw:name="Frame29" text:anchor-type="char" svg:width="0.0161in" draw:z-index="30"><draw:text-box fo:min-height="0.0161in"><text:p text:style-name="P5">[</text:p></draw:text-box></draw:frame>09:39<draw:frame draw:style-name="fr2" draw:name="Frame30" text:anchor-type="char" svg:width="0.0161in" draw:z-index="29"><draw:text-box fo:min-height="0.0161in"><text:p text:style-name="P5">]</text:p></draw:text-box></draw:frame></text:p></draw:text-box></draw:frame>S1/S2 = v2/v1</text:p>
      <text:p text:style-name="P2"><draw:frame draw:style-name="fr1" draw:name="Frame31" text:anchor-type="char" svg:x="0in" svg:width="0.5835in" draw:z-index="31"><draw:text-box fo:min-height="0.0161in"><text:p text:style-name="P6"><draw:frame draw:style-name="fr2" draw:name="Frame32" text:anchor-type="char" svg:width="0.0161in" draw:z-index="33"><draw:text-box fo:min-height="0.0161in"><text:p text:style-name="P5">[</text:p></draw:text-box></draw:frame>09:40<draw:frame draw:style-name="fr2" draw:name="Frame33" text:anchor-type="char" svg:width="0.0161in" draw:z-index="32"><draw:text-box fo:min-height="0.0161in"><text:p text:style-name="P5">]</text:p></draw:text-box></draw:frame></text:p></draw:text-box></draw:frame>v2/v1 = K</text:p>
      <text:p text:style-name="P2"><draw:frame draw:style-name="fr1" draw:name="Frame34" text:anchor-type="char" svg:x="0in" svg:width="0.5835in" draw:z-index="34"><draw:text-box fo:min-height="0.0161in"><text:p text:style-name="P6"><draw:frame draw:style-name="fr2" draw:name="Frame35" text:anchor-type="char" svg:width="0.0161in" draw:z-index="36"><draw:text-box fo:min-height="0.0161in"><text:p text:style-name="P5">[</text:p></draw:text-box></draw:frame>09:40<draw:frame draw:style-name="fr2" draw:name="Frame36" text:anchor-type="char" svg:width="0.0161in" draw:z-index="35"><draw:text-box fo:min-height="0.0161in"><text:p text:style-name="P5">]</text:p></draw:text-box></draw:frame></text:p></draw:text-box></draw:frame>v2 vitesse en sortie est multipliée par un facteur K</text:p>
      <text:p text:style-name="P2"><draw:frame draw:style-name="fr1" draw:name="Frame37" text:anchor-type="char" svg:x="0in" svg:width="0.5835in" draw:z-index="37"><draw:text-box fo:min-height="0.0161in"><text:p text:style-name="P6"><draw:frame draw:style-name="fr2" draw:name="Frame38" text:anchor-type="char" svg:width="0.0161in" draw:z-index="39"><draw:text-box fo:min-height="0.0161in"><text:p text:style-name="P5">[</text:p></draw:text-box></draw:frame>09:41<draw:frame draw:style-name="fr2" draw:name="Frame39" text:anchor-type="char" svg:width="0.0161in" draw:z-index="38"><draw:text-box fo:min-height="0.0161in"><text:p text:style-name="P5">]</text:p></draw:text-box></draw:frame></text:p></draw:text-box></draw:frame>Diamètre = 2* Rayon</text:p>
      <text:p text:style-name="P2"><draw:frame draw:style-name="fr1" draw:name="Frame40" text:anchor-type="char" svg:x="0in" svg:width="0.5835in" draw:z-index="40"><draw:text-box fo:min-height="0.0161in"><text:p text:style-name="P6"><draw:frame draw:style-name="fr2" draw:name="Frame41" text:anchor-type="char" svg:width="0.0161in" draw:z-index="42"><draw:text-box fo:min-height="0.0161in"><text:p text:style-name="P5">[</text:p></draw:text-box></draw:frame>09:41<draw:frame draw:style-name="fr2" draw:name="Frame42" text:anchor-type="char" svg:width="0.0161in" draw:z-index="41"><draw:text-box fo:min-height="0.0161in"><text:p text:style-name="P5">]</text:p></draw:text-box></draw:frame></text:p></draw:text-box></draw:frame>D1 = 2*R1</text:p>
      <text:p text:style-name="P2"><draw:frame draw:style-name="fr1" draw:name="Frame43" text:anchor-type="char" svg:x="0in" svg:width="0.5835in" draw:z-index="43"><draw:text-box fo:min-height="0.0161in"><text:p text:style-name="P6"><draw:frame draw:style-name="fr2" draw:name="Frame44" text:anchor-type="char" svg:width="0.0161in" draw:z-index="45"><draw:text-box fo:min-height="0.0161in"><text:p text:style-name="P5">[</text:p></draw:text-box></draw:frame>09:41<draw:frame draw:style-name="fr2" draw:name="Frame45" text:anchor-type="char" svg:width="0.0161in" draw:z-index="44"><draw:text-box fo:min-height="0.0161in"><text:p text:style-name="P5">]</text:p></draw:text-box></draw:frame></text:p></draw:text-box></draw:frame>et de plus S1 = pi*R1²</text:p>
      <text:p text:style-name="P2"><draw:frame draw:style-name="fr1" draw:name="Frame46" text:anchor-type="char" svg:x="0in" svg:width="0.5835in" draw:z-index="46"><draw:text-box fo:min-height="0.0161in"><text:p text:style-name="P6"><draw:frame draw:style-name="fr2" draw:name="Frame47" text:anchor-type="char" svg:width="0.0161in" draw:z-index="48"><draw:text-box fo:min-height="0.0161in"><text:p text:style-name="P5">[</text:p></draw:text-box></draw:frame>09:41<draw:frame draw:style-name="fr2" draw:name="Frame48" text:anchor-type="char" svg:width="0.0161in" draw:z-index="47"><draw:text-box fo:min-height="0.0161in"><text:p text:style-name="P5">]</text:p></draw:text-box></draw:frame></text:p></draw:text-box></draw:frame>S1/S2 = K</text:p>
      <text:p text:style-name="P2"><draw:frame draw:style-name="fr1" draw:name="Frame49" text:anchor-type="char" svg:x="0in" svg:width="0.5835in" draw:z-index="49"><draw:text-box fo:min-height="0.0161in"><text:p text:style-name="P6"><draw:frame draw:style-name="fr2" draw:name="Frame50" text:anchor-type="char" svg:width="0.0161in" draw:z-index="51"><draw:text-box fo:min-height="0.0161in"><text:p text:style-name="P5">[</text:p></draw:text-box></draw:frame>09:42<draw:frame draw:style-name="fr2" draw:name="Frame51" text:anchor-type="char" svg:width="0.0161in" draw:z-index="50"><draw:text-box fo:min-height="0.0161in"><text:p text:style-name="P5">]</text:p></draw:text-box></draw:frame></text:p></draw:text-box></draw:frame>&lt;=&gt; R1²/R2² = K</text:p>
      <text:p text:style-name="P2"><draw:frame draw:style-name="fr1" draw:name="Frame52" text:anchor-type="char" svg:x="0in" svg:width="0.5835in" draw:z-index="52"><draw:text-box fo:min-height="0.0161in"><text:p text:style-name="P6"><draw:frame draw:style-name="fr2" draw:name="Frame53" text:anchor-type="char" svg:width="0.0161in" draw:z-index="54"><draw:text-box fo:min-height="0.0161in"><text:p text:style-name="P5">[</text:p></draw:text-box></draw:frame>09:42<draw:frame draw:style-name="fr2" draw:name="Frame54" text:anchor-type="char" svg:width="0.0161in" draw:z-index="53"><draw:text-box fo:min-height="0.0161in"><text:p text:style-name="P5">]</text:p></draw:text-box></draw:frame></text:p></draw:text-box></draw:frame>Notre inconnue est L la longueur du tuya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0:14:46.199205084</meta:creation-date>
    <dc:date>2020-03-24T16:48:19.761110528</dc:date>
    <meta:editing-duration>PT6H23M23S</meta:editing-duration>
    <meta:editing-cycles>1</meta:editing-cycles>
    <meta:document-statistic meta:table-count="0" meta:image-count="1" meta:object-count="0" meta:page-count="1" meta:paragraph-count="78" meta:word-count="168" meta:character-count="615" meta:non-whitespace-character-count="528"/>
    <meta:generator>LibreOffice/6.0.7.3$Linux_X86_64 LibreOffice_project/00m0$Build-3</meta:generator>
  </office:meta>
</office:document-meta>
</file>